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0.8228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542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728in"/>
    </style:style>
    <style:style style:name="co10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20002" number:language="eu" number:country="ES">
      <number:number number:decimal-places="2" number:min-decimal-places="2" number:min-integer-digits="1"/>
    </number:number-style>
    <number:number-style style:name="N30002" number:language="ar" number:country="AE">
      <number:number number:decimal-places="2" number:min-decimal-places="2" number:min-integer-digits="1"/>
    </number:number-style>
    <number:number-style style:name="N50002" number:language="ar" number:country="IQ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" style:family="table-cell" style:parent-style-name="Default" style:data-style-name="N130"/>
    <style:style style:name="ce5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000000"/>
    </style:style>
    <style:style style:name="ce6" style:family="table-cell" style:parent-style-name="Default" style:data-style-name="N0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9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center" fo:margin-left="0in"/>
      <style:text-properties fo:color="#000000"/>
    </style:style>
    <style:style style:name="ce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fo:font-style="italic" style:font-style-asian="italic" style:font-style-complex="italic"/>
    </style:style>
    <style:style style:name="ce25" style:family="table-cell" style:parent-style-name="Default" style:data-style-name="N50002">
      <style:table-cell-properties fo:background-color="#dddddd"/>
      <style:text-properties fo:color="#ff0702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color="#000000"/>
    </style:style>
    <style:style style:name="ce24" style:family="table-cell" style:parent-style-name="Default" style:data-style-name="N30002">
      <style:table-cell-properties fo:background-color="#eeeeee" fo:border="0.74pt solid #000000"/>
    </style:style>
    <style:style style:name="ce26" style:family="table-cell" style:parent-style-name="Default" style:data-style-name="N3">
      <style:table-cell-properties fo:background-color="#eeeeee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34" style:family="table-cell" style:parent-style-name="Default" style:data-style-name="N10111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&gt;25" style:apply-style-name="Untitled3" style:base-cell-address="BMI.E3"/>
      <style:map style:condition="cell-content()&lt;18" style:apply-style-name="Untitled3" style:base-cell-address="BMI.E3"/>
      <style:map style:condition="cell-content()=0" style:apply-style-name="Accent" style:base-cell-address="BMI.E3"/>
    </style:style>
    <style:style style:name="ce15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ff0702"/>
    </style:style>
    <style:style style:name="ce40" style:family="table-cell" style:parent-style-name="Default" style:data-style-name="N20002">
      <style:table-cell-properties fo:background-color="#eeeeee" fo:border="0.74pt solid #000000"/>
      <style:text-properties fo:color="#ff0702" fo:font-weight="bold" style:font-weight-asian="bold" style:font-weight-complex="bold"/>
    </style:style>
    <style:style style:name="ce32" style:family="table-cell" style:parent-style-name="Default" style:data-style-name="N121"/>
    <style:style style:name="ce42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43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MI" table:style-name="ta1">
        <office:forms form:automatic-focus="false" form:apply-design-mode="false"/>
        <table:shapes>
          <draw:frame draw:z-index="0" draw:style-name="gr1" draw:text-style-name="P1" svg:width="5.9539in" svg:height="3.3488in" svg:x="0in" svg:y="3.015in">
            <draw:object draw:notify-on-update-of-ranges="BMI.B3:BMI.B10 BMI.F2:BMI.F2 BMI.F3:BMI.F10 BMI.C2:BMI.C2 BMI.C3:BMI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6"/>
        <table:table-column table:style-name="co4" table:default-cell-style-name="ce9"/>
        <table:table-column table:style-name="co5" table:default-cell-style-name="ce24"/>
        <table:table-column table:style-name="co8" table:default-cell-style-name="ce26"/>
        <table:table-column table:style-name="co9" table:default-cell-style-name="ce34"/>
        <table:table-column table:style-name="co10" table:default-cell-style-name="ce40"/>
        <table:table-row table:style-name="ro1">
          <table:table-cell table:style-name="ce5" office:value-type="string" calcext:value-type="string" table:number-columns-spanned="6" table:number-rows-spanned="1">
            <text:p>Patient BMI standard deviation</text:p>
          </table:table-cell>
          <table:covered-table-cell table:number-columns-repeated="3" table:style-name="ce20"/>
          <table:covered-table-cell table:style-name="ce13"/>
          <table:covered-table-cell table:style-name="ce15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Patient</text:p>
          </table:table-cell>
          <table:table-cell table:style-name="ce21" office:value-type="string" calcext:value-type="string">
            <text:p>Height (m)</text:p>
          </table:table-cell>
          <table:table-cell table:style-name="ce21" office:value-type="string" calcext:value-type="string">
            <text:p>Weight (kg)</text:p>
          </table:table-cell>
          <table:table-cell table:style-name="ce33" office:value-type="string" calcext:value-type="string">
            <text:p>BMI </text:p>
          </table:table-cell>
          <table:table-cell table:style-name="ce39" office:value-type="string" calcext:value-type="string">
            <text:p>BMI DIFF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table:formula="of:=VLOOKUP([.A3];[$Name.A$1:$Name.B$8];2;0)" office:value-type="string" office:string-value="Patient 3" calcext:value-type="string">
            <text:p>Patient 3</text:p>
          </table:table-cell>
          <table:table-cell table:formula="of:=(VLOOKUP([.A3];[$Data.A$2:$Data.C$9];3;0))/39.37" office:value-type="float" office:value="1.73" calcext:value-type="float">
            <text:p>1٫73</text:p>
          </table:table-cell>
          <table:table-cell table:formula="of:=(VLOOKUP([.A3];[$Data.A$2:$Data.B$9];2;0))/2.2" office:value-type="float" office:value="87" calcext:value-type="float">
            <text:p>87</text:p>
          </table:table-cell>
          <table:table-cell table:formula="of:=[.D3]/[.C3]^2" office:value-type="float" office:value="29.0687961508904" calcext:value-type="float">
            <text:p>29٫1</text:p>
          </table:table-cell>
          <table:table-cell table:formula="of:=([.E3]-[.B$12])" office:value-type="float" office:value="6.66109668188719" calcext:value-type="float">
            <text:p>6,66</text:p>
          </table:table-cell>
        </table:table-row>
        <table:table-row table:style-name="ro1">
          <table:table-cell office:value-type="float" office:value="65436" calcext:value-type="float">
            <text:p>65436</text:p>
          </table:table-cell>
          <table:table-cell table:formula="of:=VLOOKUP([.A4];[$Name.A$1:$Name.B$8];2;0)" office:value-type="string" office:string-value="Patient 4" calcext:value-type="string">
            <text:p>Patient 4</text:p>
          </table:table-cell>
          <table:table-cell table:formula="of:=(VLOOKUP([.A4];[$Data.A$2:$Data.C$9];3;0))/39.37" office:value-type="float" office:value="1.8" calcext:value-type="float">
            <text:p>1٫80</text:p>
          </table:table-cell>
          <table:table-cell table:formula="of:=(VLOOKUP([.A4];[$Data.A$2:$Data.B$9];2;0))/2.2" office:value-type="float" office:value="75" calcext:value-type="float">
            <text:p>75</text:p>
          </table:table-cell>
          <table:table-cell table:formula="of:=[.D4]/[.C4]^2" office:value-type="float" office:value="23.1481481481481" calcext:value-type="float">
            <text:p>23٫1</text:p>
          </table:table-cell>
          <table:table-cell table:formula="of:=([.E4]-[.B$12])" office:value-type="float" office:value="0.740448679144897" calcext:value-type="float">
            <text:p>0,74</text:p>
          </table:table-cell>
        </table:table-row>
        <table:table-row table:style-name="ro1">
          <table:table-cell office:value-type="float" office:value="20302" calcext:value-type="float">
            <text:p>20302</text:p>
          </table:table-cell>
          <table:table-cell table:formula="of:=VLOOKUP([.A5];[$Name.A$1:$Name.B$8];2;0)" office:value-type="string" office:string-value="Patient 1" calcext:value-type="string">
            <text:p>Patient 1</text:p>
          </table:table-cell>
          <table:table-cell table:formula="of:=(VLOOKUP([.A5];[$Data.A$2:$Data.C$9];3;0))/39.37" office:value-type="float" office:value="1.65" calcext:value-type="float">
            <text:p>1٫65</text:p>
          </table:table-cell>
          <table:table-cell table:formula="of:=(VLOOKUP([.A5];[$Data.A$2:$Data.B$9];2;0))/2.2" office:value-type="float" office:value="44.1363636363636" calcext:value-type="float">
            <text:p>44</text:p>
          </table:table-cell>
          <table:table-cell table:formula="of:=[.D5]/[.C5]^2" office:value-type="float" office:value="16.2117038150096" calcext:value-type="float">
            <text:p>16٫2</text:p>
          </table:table-cell>
          <table:table-cell table:formula="of:=([.E5]-[.B$12])" office:value-type="float" office:value="-6.19599565399365" calcext:value-type="float">
            <text:p>-6,20</text:p>
          </table:table-cell>
        </table:table-row>
        <table:table-row table:style-name="ro1">
          <table:table-cell office:value-type="float" office:value="90542" calcext:value-type="float">
            <text:p>90542</text:p>
          </table:table-cell>
          <table:table-cell table:formula="of:=VLOOKUP([.A6];[$Name.A$1:$Name.B$8];2;0)" office:value-type="string" office:string-value="Patient 8" calcext:value-type="string">
            <text:p>Patient 8</text:p>
          </table:table-cell>
          <table:table-cell table:formula="of:=(VLOOKUP([.A6];[$Data.A$2:$Data.C$9];3;0))/39.37" office:value-type="float" office:value="1.87" calcext:value-type="float">
            <text:p>1٫87</text:p>
          </table:table-cell>
          <table:table-cell table:formula="of:=(VLOOKUP([.A6];[$Data.A$2:$Data.B$9];2;0))/2.2" office:value-type="float" office:value="84.0909090909091" calcext:value-type="float">
            <text:p>84</text:p>
          </table:table-cell>
          <table:table-cell table:formula="of:=[.D6]/[.C6]^2" office:value-type="float" office:value="24.0472730392373" calcext:value-type="float">
            <text:p>24٫0</text:p>
          </table:table-cell>
          <table:table-cell table:formula="of:=([.E6]-[.B$12])" office:value-type="float" office:value="1.6395735702341" calcext:value-type="float">
            <text:p>1,64</text:p>
          </table:table-cell>
        </table:table-row>
        <table:table-row table:style-name="ro1">
          <table:table-cell office:value-type="float" office:value="37512" calcext:value-type="float">
            <text:p>37512</text:p>
          </table:table-cell>
          <table:table-cell table:formula="of:=VLOOKUP([.A7];[$Name.A$1:$Name.B$8];2;0)" office:value-type="string" office:string-value="Patient 5" calcext:value-type="string">
            <text:p>Patient 5</text:p>
          </table:table-cell>
          <table:table-cell table:formula="of:=(VLOOKUP([.A7];[$Data.A$2:$Data.C$9];3;0))/39.37" office:value-type="float" office:value="1.93" calcext:value-type="float">
            <text:p>1٫93</text:p>
          </table:table-cell>
          <table:table-cell table:formula="of:=(VLOOKUP([.A7];[$Data.A$2:$Data.B$9];2;0))/2.2" office:value-type="float" office:value="80" calcext:value-type="float">
            <text:p>80</text:p>
          </table:table-cell>
          <table:table-cell table:formula="of:=[.D7]/[.C7]^2" office:value-type="float" office:value="21.4770866331982" calcext:value-type="float">
            <text:p>21٫5</text:p>
          </table:table-cell>
          <table:table-cell table:formula="of:=([.E7]-[.B$12])" office:value-type="float" office:value="-0.930612835805047" calcext:value-type="float">
            <text:p>-0,93</text:p>
          </table:table-cell>
        </table:table-row>
        <table:table-row table:style-name="ro1">
          <table:table-cell office:value-type="float" office:value="37694" calcext:value-type="float">
            <text:p>37694</text:p>
          </table:table-cell>
          <table:table-cell table:formula="of:=VLOOKUP([.A8];[$Name.A$1:$Name.B$8];2;0)" office:value-type="string" office:string-value="Patient 6" calcext:value-type="string">
            <text:p>Patient 6</text:p>
          </table:table-cell>
          <table:table-cell table:formula="of:=(VLOOKUP([.A8];[$Data.A$2:$Data.C$9];3;0))/39.37" office:value-type="float" office:value="1.55" calcext:value-type="float">
            <text:p>1٫55</text:p>
          </table:table-cell>
          <table:table-cell table:formula="of:=(VLOOKUP([.A8];[$Data.A$2:$Data.B$9];2;0))/2.2" office:value-type="float" office:value="54" calcext:value-type="float">
            <text:p>54</text:p>
          </table:table-cell>
          <table:table-cell table:formula="of:=[.D8]/[.C8]^2" office:value-type="float" office:value="22.4765868886576" calcext:value-type="float">
            <text:p>22٫5</text:p>
          </table:table-cell>
          <table:table-cell table:formula="of:=([.E8]-[.B$12])" office:value-type="float" office:value="0.0688874196543949" calcext:value-type="float">
            <text:p>0,07</text:p>
          </table:table-cell>
        </table:table-row>
        <table:table-row table:style-name="ro1">
          <table:table-cell office:value-type="float" office:value="66362" calcext:value-type="float">
            <text:p>66362</text:p>
          </table:table-cell>
          <table:table-cell table:formula="of:=VLOOKUP([.A9];[$Name.A$1:$Name.B$8];2;0)" office:value-type="string" office:string-value="Patient 7" calcext:value-type="string">
            <text:p>Patient 7</text:p>
          </table:table-cell>
          <table:table-cell table:formula="of:=(VLOOKUP([.A9];[$Data.A$2:$Data.C$9];3;0))/39.37" office:value-type="float" office:value="1.89" calcext:value-type="float">
            <text:p>1٫89</text:p>
          </table:table-cell>
          <table:table-cell table:formula="of:=(VLOOKUP([.A9];[$Data.A$2:$Data.B$9];2;0))/2.2" office:value-type="float" office:value="90" calcext:value-type="float">
            <text:p>90</text:p>
          </table:table-cell>
          <table:table-cell table:formula="of:=[.D9]/[.C9]^2" office:value-type="float" office:value="25.1952632905014" calcext:value-type="float">
            <text:p>25٫2</text:p>
          </table:table-cell>
          <table:table-cell table:formula="of:=([.E9]-[.B$12])" office:value-type="float" office:value="2.78756382149813" calcext:value-type="float">
            <text:p>2,79</text:p>
          </table:table-cell>
        </table:table-row>
        <table:table-row table:style-name="ro1">
          <table:table-cell office:value-type="float" office:value="92262" calcext:value-type="float">
            <text:p>92262</text:p>
          </table:table-cell>
          <table:table-cell table:formula="of:=VLOOKUP([.A10];[$Name.A$1:$Name.B$8];2;0)" office:value-type="string" office:string-value="Patient 2" calcext:value-type="string">
            <text:p>Patient 2</text:p>
          </table:table-cell>
          <table:table-cell table:formula="of:=(VLOOKUP([.A10];[$Data.A$2:$Data.C$9];3;0))/39.37" office:value-type="float" office:value="1.85420370840742" calcext:value-type="float">
            <text:p>1٫85</text:p>
          </table:table-cell>
          <table:table-cell table:formula="of:=(VLOOKUP([.A10];[$Data.A$2:$Data.B$9];2;0))/2.2" office:value-type="float" office:value="60.6363636363636" calcext:value-type="float">
            <text:p>61</text:p>
          </table:table-cell>
          <table:table-cell table:formula="of:=[.D10]/[.C10]^2" office:value-type="float" office:value="17.6367377863833" calcext:value-type="float">
            <text:p>17٫6</text:p>
          </table:table-cell>
          <table:table-cell table:formula="of:=([.E10]-[.B$12])" office:value-type="float" office:value="-4.77096168262" calcext:value-type="float">
            <text:p>-4,77</text:p>
          </table:table-cell>
        </table:table-row>
        <table:table-row table:style-name="ro1">
          <table:table-cell table:style-name="ce16" table:number-columns-repeated="4"/>
          <table:table-cell table:style-name="Default"/>
          <table:table-cell table:style-name="ce32"/>
        </table:table-row>
        <table:table-row table:style-name="ro1">
          <table:table-cell table:style-name="ce19" office:value-type="string" calcext:value-type="string">
            <text:p>Average</text:p>
          </table:table-cell>
          <table:table-cell table:style-name="ce25" table:formula="of:=AVERAGE([.E3:.E10])" office:value-type="float" office:value="22.4076994690032" calcext:value-type="float">
            <text:p>22٫41</text:p>
          </table:table-cell>
          <table:table-cell table:style-name="ce16" table:number-columns-repeated="2"/>
          <table:table-cell table:style-name="Default"/>
          <table:table-cell table:style-name="ce32"/>
        </table:table-row>
        <table:table-row table:style-name="ro1">
          <table:table-cell table:style-name="ce16" table:number-columns-repeated="4"/>
          <table:table-cell table:style-name="Default"/>
          <table:table-cell table:style-name="ce32"/>
        </table:table-row>
        <table:table-row table:style-name="ro1" table:number-rows-repeated="4">
          <table:table-cell table:style-name="Default" table:number-columns-repeated="5"/>
          <table:table-cell table:style-name="ce32"/>
        </table:table-row>
        <table:table-row table:style-name="ro1">
          <table:table-cell table:style-name="Default" table:number-columns-repeated="5"/>
          <table:table-cell table:style-name="ce32"/>
        </table:table-row>
        <calcext:conditional-formats>
          <calcext:conditional-format calcext:target-range-address="BMI.E3:BMI.E10">
            <calcext:condition calcext:apply-style-name="Untitled3" calcext:value="&gt;25" calcext:base-cell-address="BMI.E3"/>
            <calcext:condition calcext:apply-style-name="Untitled3" calcext:value="&lt;18" calcext:base-cell-address="BMI.E3"/>
            <calcext:condition calcext:apply-style-name="Accent" calcext:value="=0" calcext:base-cell-address="BMI.E3"/>
          </calcext:conditional-format>
        </calcext:conditional-formats>
      </table:table>
      <table:table table:name="Name" table:style-name="ta1">
        <table:table-column table:style-name="co6" table:default-cell-style-name="ce16"/>
        <table:table-column table:style-name="co6" table:default-cell-style-name="ce42"/>
        <table:table-row table:style-name="ro1">
          <table:table-cell office:value-type="float" office:value="20302" calcext:value-type="float">
            <text:p>20302</text:p>
          </table:table-cell>
          <table:table-cell office:value-type="string" calcext:value-type="string">
            <text:p>Patient 1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Patient 3</text:p>
          </table:table-cell>
        </table:table-row>
        <table:table-row table:style-name="ro1">
          <table:table-cell office:value-type="float" office:value="37512" calcext:value-type="float">
            <text:p>37512</text:p>
          </table:table-cell>
          <table:table-cell office:value-type="string" calcext:value-type="string">
            <text:p>Patient 5</text:p>
          </table:table-cell>
        </table:table-row>
        <table:table-row table:style-name="ro1">
          <table:table-cell office:value-type="float" office:value="37694" calcext:value-type="float">
            <text:p>37694</text:p>
          </table:table-cell>
          <table:table-cell office:value-type="string" calcext:value-type="string">
            <text:p>Patient 6</text:p>
          </table:table-cell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string" calcext:value-type="string">
            <text:p>Patient 4</text:p>
          </table:table-cell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string" calcext:value-type="string">
            <text:p>Patient 7</text:p>
          </table:table-cell>
        </table:table-row>
        <table:table-row table:style-name="ro1">
          <table:table-cell office:value-type="float" office:value="90542" calcext:value-type="float">
            <text:p>90542</text:p>
          </table:table-cell>
          <table:table-cell office:value-type="string" calcext:value-type="string">
            <text:p>Patient 8</text:p>
          </table:table-cell>
        </table:table-row>
        <table:table-row table:style-name="ro1">
          <table:table-cell office:value-type="float" office:value="92262" calcext:value-type="float">
            <text:p>92262</text:p>
          </table:table-cell>
          <table:table-cell office:value-type="string" calcext:value-type="string">
            <text:p>Patient 2</text:p>
          </table:table-cell>
        </table:table-row>
      </table:table>
      <table:table table:name="Data" table:style-name="ta1">
        <table:table-column table:style-name="co6" table:default-cell-style-name="ce16"/>
        <table:table-column table:style-name="co7" table:default-cell-style-name="ce16"/>
        <table:table-column table:style-name="co6" table:default-cell-style-name="ce4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Weight (Lbs)</text:p>
          </table:table-cell>
          <table:table-cell table:style-name="Default" office:value-type="string" calcext:value-type="string">
            <text:p>Height (inches)</text:p>
          </table:table-cell>
        </table:table-row>
        <table:table-row table:style-name="ro1">
          <table:table-cell office:value-type="float" office:value="37694" calcext:value-type="float">
            <text:p>37694</text:p>
          </table:table-cell>
          <table:table-cell office:value-type="float" office:value="118.8" calcext:value-type="float">
            <text:p>118.8</text:p>
          </table:table-cell>
          <table:table-cell office:value-type="float" office:value="61.0235" calcext:value-type="float">
            <text:p>61.0</text:p>
          </table:table-cell>
        </table:table-row>
        <table:table-row table:style-name="ro1">
          <table:table-cell office:value-type="float" office:value="92262" calcext:value-type="float">
            <text:p>92262</text:p>
          </table:table-cell>
          <table:table-cell office:value-type="float" office:value="133.4" calcext:value-type="float">
            <text:p>133.4</text:p>
          </table:table-cell>
          <table:table-cell office:value-type="float" office:value="73" calcext:value-type="float">
            <text:p>73.0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float" office:value="191.4" calcext:value-type="float">
            <text:p>191.4</text:p>
          </table:table-cell>
          <table:table-cell office:value-type="float" office:value="68.1101" calcext:value-type="float">
            <text:p>68.1</text:p>
          </table:table-cell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float" office:value="165" calcext:value-type="float">
            <text:p>165</text:p>
          </table:table-cell>
          <table:table-cell office:value-type="float" office:value="70.866" calcext:value-type="float">
            <text:p>70.9</text:p>
          </table:table-cell>
        </table:table-row>
        <table:table-row table:style-name="ro1">
          <table:table-cell office:value-type="float" office:value="37512" calcext:value-type="float">
            <text:p>37512</text:p>
          </table:table-cell>
          <table:table-cell office:value-type="float" office:value="176" calcext:value-type="float">
            <text:p>176</text:p>
          </table:table-cell>
          <table:table-cell office:value-type="float" office:value="75.9841" calcext:value-type="float">
            <text:p>76.0</text:p>
          </table:table-cell>
        </table:table-row>
        <table:table-row table:style-name="ro1">
          <table:table-cell table:style-name="Default" office:value-type="float" office:value="20302" calcext:value-type="float">
            <text:p>20302</text:p>
          </table:table-cell>
          <table:table-cell office:value-type="float" office:value="97.1" calcext:value-type="float">
            <text:p>97.1</text:p>
          </table:table-cell>
          <table:table-cell office:value-type="float" office:value="64.9605" calcext:value-type="float">
            <text:p>65.0</text:p>
          </table:table-cell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float" office:value="198" calcext:value-type="float">
            <text:p>198</text:p>
          </table:table-cell>
          <table:table-cell office:value-type="float" office:value="74.4093" calcext:value-type="float">
            <text:p>74.4</text:p>
          </table:table-cell>
        </table:table-row>
        <table:table-row table:style-name="ro1">
          <table:table-cell office:value-type="float" office:value="90542" calcext:value-type="float">
            <text:p>90542</text:p>
          </table:table-cell>
          <table:table-cell office:value-type="float" office:value="185" calcext:value-type="float">
            <text:p>185</text:p>
          </table:table-cell>
          <table:table-cell office:value-type="float" office:value="73.6219" calcext:value-type="float">
            <text:p>73.6</text:p>
          </table:table-cell>
        </table:table-row>
      </table:table>
      <table:named-expressions/>
      <table:database-ranges>
        <table:database-range table:name="__Anonymous_Sheet_DB__0" table:target-range-address="BMI.B3:BMI.B1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Name.A1:Name.B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.A1:Data.B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mk" fo:country="M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mk" fo:country="M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0" number:min-decimal-places="0" number:min-integer-digits="2" number:grouping="true"/>
    </number:number-style>
    <number:number-style style:name="N10111" number:language="ar" number:country="SY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 loext:vertical-justify="auto"/>
      <style:paragraph-properties css3t:text-justify="auto"/>
    </style:style>
    <style:style style:name="Untitled3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1-14T22:45:00.159000000</meta:creation-date>
    <dc:date>2022-11-09T09:25:47.247000000</dc:date>
    <meta:editing-duration>PT1H30M59S</meta:editing-duration>
    <meta:editing-cycles>8</meta:editing-cycles>
    <meta:generator>LibreOffice/7.4.2.3$Windows_X86_64 LibreOffice_project/382eef1f22670f7f4118c8c2dd222ec7ad009daf</meta:generator>
    <meta:document-statistic meta:table-count="3" meta:cell-count="10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0002" number:language="eu" number:country="E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2dcd15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c5c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24cm" svg:height="8.507cm" xlink:href=".." xlink:type="simple" chart:class="chart:bar" chart:column-mapping="1 0" chart:style-name="ch1">
        <chart:legend chart:legend-position="end" svg:x="12.781cm" svg:y="3.705cm" style:legend-expansion="high" chart:style-name="ch2"/>
        <chart:plot-area chart:style-name="ch3" table:cell-range-address="BMI.B3:BMI.C10 BMI.F2:BMI.F10 BMI.C2:BMI.C2" chart:data-source-has-labels="both" svg:x="0.302cm" svg:y="0.17cm" svg:width="12.177cm" svg:height="8.167cm">
          <chart:coordinate-region svg:x="1.32cm" svg:y="0.369cm" svg:width="11.159cm" svg:height="7.769cm"/>
          <chart:axis chart:dimension="x" chart:name="primary-x" chart:style-name="ch4" chartooo:axis-type="auto">
            <chartooo:date-scale/>
            <chart:categories table:cell-range-address="BMI.B3:BMI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MI.F3:BMI.F10" chart:label-cell-address="BMI.F2:BMI.F2" chart:class="chart:bar">
            <chart:data-point chart:repeated="6"/>
            <chart:data-point chart:style-name="ch8" chart:repeated="2"/>
          </chart:series>
          <chart:series chart:style-name="ch9" chart:values-cell-range-address="BMI.C3:BMI.C10" chart:label-cell-address="BMI.C2:BMI.C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MI DIFF</text:p>
                <draw:g>
                  <svg:desc>BMI.F2:BMI.F2</svg:desc>
                </draw:g>
              </table:table-cell>
              <table:table-cell office:value-type="string">
                <text:p>Height (m)</text:p>
                <draw:g>
                  <svg:desc>BMI.C2:BMI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ient 3</text:p>
                <draw:g>
                  <svg:desc>BMI.B3:BMI.B10</svg:desc>
                </draw:g>
              </table:table-cell>
              <table:table-cell office:value-type="float" office:value="6.66109668188719">
                <text:p>6.66109668188719</text:p>
                <draw:g>
                  <svg:desc>BMI.F3:BMI.F10</svg:desc>
                </draw:g>
              </table:table-cell>
              <table:table-cell office:value-type="float" office:value="1.73">
                <text:p>1.73</text:p>
                <draw:g>
                  <svg:desc>BMI.C3:BMI.C10</svg:desc>
                </draw:g>
              </table:table-cell>
            </table:table-row>
            <table:table-row>
              <table:table-cell office:value-type="string">
                <text:p>Patient 4</text:p>
              </table:table-cell>
              <table:table-cell office:value-type="float" office:value="0.740448679144897">
                <text:p>0.74044867914489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atient 1</text:p>
              </table:table-cell>
              <table:table-cell office:value-type="float" office:value="-6.19599565399365">
                <text:p>-6.19599565399365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Patient 8</text:p>
              </table:table-cell>
              <table:table-cell office:value-type="float" office:value="1.6395735702341">
                <text:p>1.639573570234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Patient 5</text:p>
              </table:table-cell>
              <table:table-cell office:value-type="float" office:value="-0.930612835805047">
                <text:p>-0.930612835805047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Patient 6</text:p>
              </table:table-cell>
              <table:table-cell office:value-type="float" office:value="0.0688874196543949">
                <text:p>0.0688874196543949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Patient 7</text:p>
              </table:table-cell>
              <table:table-cell office:value-type="float" office:value="2.78756382149813">
                <text:p>2.7875638214981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Patient 2</text:p>
              </table:table-cell>
              <table:table-cell office:value-type="float" office:value="-4.77096168262">
                <text:p>-4.77096168262</text:p>
              </table:table-cell>
              <table:table-cell office:value-type="float" office:value="1.85420370840742">
                <text:p>1.85420370840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